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37cm"/>
    </style:style>
    <style:style style:name="co2" style:family="table-column">
      <style:table-column-properties fo:break-before="auto" style:column-width="16.976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5.5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3" style:family="table-cell" style:parent-style-name="Default">
      <style:table-cell-properties fo:background-color="#b3b3b3"/>
    </style:style>
    <style:style style:name="ce4" style:family="table-cell" style:parent-style-name="Default">
      <style:table-cell-properties fo:background-color="#eb613d"/>
    </style:style>
    <style:style style:name="ce5" style:family="table-cell" style:parent-style-name="Default">
      <style:table-cell-properties fo:background-color="#ff3366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File</text:p>
          </table:table-cell>
          <table:table-cell office:value-type="string">
            <text:p>Line</text:p>
          </table:table-cell>
          <table:table-cell office:value-type="string">
            <text:p>Severity</text:p>
          </table:table-cell>
          <table:table-cell office:value-type="string">
            <text:p>Rule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1" office:value-type="string">
            <text:p>TODO: mdietConfig utilisé dans constructeur à voir avec Kévine</text:p>
          </table:table-cell>
          <table:table-cell office:value-type="string">
            <text:p>C:\DemoSQuoRE\C++\SysFera\VISHNU\VISHNU_1.1.0\core\src\utils\CLICmd.hpp</text:p>
          </table:table-cell>
          <table:table-cell office:value-type="float" office:value="31">
            <text:p>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figureOptionUtils.cpp</text:p>
          </table:table-cell>
          <table:table-cell office:value-type="string">
            <text:p>C:\DemoSQuoRE\C++\SysFera\VISHNU\VISHNU_1.1.0\core\src\utils\cliError.h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ancel_job.cpp</text:p>
          </table:table-cell>
          <table:table-cell office:value-type="string">
            <text:p>C:\DemoSQuoRE\C++\SysFera\VISHNU\VISHNU_1.1.0\core\src\utils\cliError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9">
            <text:p>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figureOptionUtils.cpp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the function errorUsage of the same file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cpp</text:p>
          </table:table-cell>
          <table:table-cell office:value-type="float" office:value="10">
            <text:p>1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hpp</text:p>
          </table:table-cell>
          <table:table-cell office:value-type="float" office:value="31">
            <text:p>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<text:s/>TODO GLOBAL param_t params[]</text:p>
          </table:table-cell>
          <table:table-cell office:value-type="string">
            <text:p>C:\DemoSQuoRE\C++\SysFera\VISHNU\VISHNU_1.1.0\core\src\config\constants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54">
            <text:p>5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0">
            <text:p>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 GLOBAL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3_1_3</text:p>
          </table:table-cell>
          <table:table-cell office:value-type="string">
            <text:p>Size of arrays</text:p>
          </table:table-cell>
        </table:table-row>
        <table:table-row table:style-name="ro1">
          <table:table-cell table:style-name="ce3" office:value-type="string">
            <text:p>No error</text:p>
          </table:table-cell>
          <table:table-cell office:value-type="string">
            <text:p>C:\DemoSQuoRE\C++\SysFera\VISHNU\VISHNU_1.1.0\core\src\database\DbFactory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ExecConfiguration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config\ExecConfiguration.h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config\ExecConfiguration.h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FileParser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exception\IMSVishnuException.h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exception dans constructeur à voir avec Kévine</text:p>
          </table:table-cell>
          <table:table-cell office:value-type="string">
            <text:p>C:\DemoSQuoRE\C++\SysFera\VISHNU\VISHNU_1.1.0\core\src\registry\Mapper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 in exception</text:p>
          </table:table-cell>
        </table:table-row>
        <table:table-row table:style-name="ro1">
          <table:table-cell table:style-name="ce1" office:value-type="string">
            <text:p>TODO exception dans constructeur à voir avec Kévine</text:p>
          </table:table-cell>
          <table:table-cell office:value-type="string">
            <text:p>C:\DemoSQuoRE\C++\SysFera\VISHNU\VISHNU_1.1.0\core\src\registry\Mapper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 in exception</text:p>
          </table:table-cell>
        </table:table-row>
        <table:table-row table:style-name="ro1">
          <table:table-cell table:style-name="ce3" office:value-type="string">
            <text:p>No error</text:p>
          </table:table-cell>
          <table:table-cell office:value-type="string">
            <text:p>C:\DemoSQuoRE\C++\SysFera\VISHNU\VISHNU_1.1.0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<text:s/>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4">
            <text:p>10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<text:s/>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No break after a clause default on switch</text:p>
          </table:table-cell>
          <table:table-cell office:value-type="string">
            <text:p>C:\DemoSQuoRE\C++\SysFera\VISHNU\VISHNU_1.1.0\core\src\utils\Options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database\OracleDatabase.cpp</text:p>
          </table:table-cell>
          <table:table-cell office:value-type="float" office:value="158">
            <text:p>15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variable used only on constructor</text:p>
          </table:table-cell>
          <table:table-cell office:value-type="string">
            <text:p>C:\DemoSQuoRE\C++\SysFera\VISHNU\VISHNU_1.1.0\core\src\database\OracleDatabase.hpp</text:p>
          </table:table-cell>
          <table:table-cell office:value-type="float" office:value="133">
            <text:p>13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variable used only on constructor</text:p>
          </table:table-cell>
          <table:table-cell office:value-type="string">
            <text:p>C:\DemoSQuoRE\C++\SysFera\VISHNU\VISHNU_1.1.0\core\src\database\OracleDatabase.hpp</text:p>
          </table:table-cell>
          <table:table-cell office:value-type="float" office:value="137">
            <text:p>13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04">
            <text:p>10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2">
          <table:table-cell table:style-name="ce2" office:value-type="string">
            <text:p>TODO variable used only on constructor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58">
            <text:p>15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65">
            <text:p>6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70">
            <text:p>7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79">
            <text:p>7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97">
            <text:p>9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06">
            <text:p>106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38">
            <text:p>13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44">
            <text:p>14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54">
            <text:p>15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89">
            <text:p>18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204">
            <text:p>20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h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File.cpp</text:p>
          </table:table-cell>
          <table:table-cell office:value-type="float" office:value="1">
            <text:p>1</text:p>
          </table:table-cell>
          <table:table-cell office:value-type="string">
            <text:p>Required</text:p>
          </table:table-cell>
          <table:table-cell office:value-type="string">
            <text:p>MISRA_16_1_2</text:p>
          </table:table-cell>
          <table:table-cell office:value-type="string">
            <text:p>Preprocessor directives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File.cpp</text:p>
          </table:table-cell>
          <table:table-cell office:value-type="float" office:value="480">
            <text:p>48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File.hpp</text:p>
          </table:table-cell>
          <table:table-cell office:value-type="float" office:value="1">
            <text:p>1</text:p>
          </table:table-cell>
          <table:table-cell office:value-type="string">
            <text:p>Required</text:p>
          </table:table-cell>
          <table:table-cell office:value-type="string">
            <text:p>MISRA_16_1_2</text:p>
          </table:table-cell>
          <table:table-cell office:value-type="string">
            <text:p>Preprocessor directiv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4">
            <text:p>77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5">
            <text:p>77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6">
            <text:p>77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7">
            <text:p>77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8">
            <text:p>77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9">
            <text:p>77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3">
            <text:p>81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4">
            <text:p>81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5">
            <text:p>81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6">
            <text:p>81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7">
            <text:p>81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131">
            <text:p>1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 : A voir avec Kévine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table:style-name="ce2" office:value-type="string">
            <text:p>TODO : A voir avec Kévine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table:style-name="ce5"/>
          <table:table-cell office:value-type="string">
            <text:p>C:\DemoSQuoRE\C++\SysFera\VISHNU\VISHNU_1.1.0\core\src\utils\utilServer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6"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5">
            <text:p>25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table:style-name="ce1" office:value-type="string">
            <text:p>TODO : A voir avec Kevin, remplacer class par struct ou rajouter les selecteurs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6"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9">
            <text:p>29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table:style-name="ce7" office:value-type="string">
            <text:p>Error ???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34">
            <text:p>3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6"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34">
            <text:p>34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office:value-type="string">
            <text:p>Fixed used in utilServer.cpp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9">
            <text:p>6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9">
            <text:p>6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5">
            <text:p>8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/text:p>
          </table:table-cell>
          <table:table-cell office:value-type="string">
            <text:p>C:\DemoSQuoRE\C++\SysFera\VISHNU\VISHNU_1.1.0\core\src\utils\utilVishnu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49">
            <text:p>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2">
            <text:p>5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4">
            <text:p>5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exception\VishnuException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11:5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1:50:35</dc:date>
    <dc:creator>traore </dc:creator>
    <meta:generator>OpenOffice.org/3.2$Unix OpenOffice.org_project/320m19$Build-9505</meta:generator>
    <meta:editing-duration>PT07H49M40S</meta:editing-duration>
    <meta:editing-cycles>46</meta:editing-cycles>
    <meta:document-statistic meta:table-count="1" meta:cell-count="713" meta:object-count="0"/>
  </office:meta>
</office:document-meta>
</file>